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table:number-columns-repeated="3"/>
          <table:table-cell table:style-name="ce1" office:value-type="string" calcext:value-type="string">
            <text:p>account_date</text:p>
          </table:table-cell>
          <table:table-cell table:style-name="ce1" office:value-type="string" calcext:value-type="string">
            <text:p>book_value</text:p>
          </table:table-cell>
          <table:table-cell table:style-name="ce1" office:value-type="string" calcext:value-type="string">
            <text:p>apprisal_value</text:p>
          </table:table-cell>
        </table:table-row>
        <table:table-row table:style-name="ro1">
          <table:table-cell table:number-columns-repeated="2"/>
          <table:table-cell office:value-type="string" calcext:value-type="string" office:value="МНП-000001">
            <text:p>МНП-0000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2">
            <text:p>МНП-0000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3">
            <text:p>МНП-00000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4">
            <text:p>МНП-0000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5">
            <text:p>МНП-0000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6">
            <text:p>МНП-0000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7">
            <text:p>МНП-00000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8">
            <text:p>МНП-0000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09">
            <text:p>МНП-00000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0">
            <text:p>МНП-0000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1">
            <text:p>МНП-0000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2">
            <text:p>МНП-00001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3">
            <text:p>МНП-0000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4">
            <text:p>МНП-0000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5">
            <text:p>МНП-0000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6">
            <text:p>МНП-0000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7">
            <text:p>МНП-0000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8">
            <text:p>МНП-0000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19">
            <text:p>МНП-0000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0">
            <text:p>МНП-0000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1">
            <text:p>МНП-0000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2">
            <text:p>МНП-0000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3">
            <text:p>МНП-00002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4">
            <text:p>МНП-0000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5">
            <text:p>МНП-0000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6">
            <text:p>МНП-0000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7">
            <text:p>МНП-00002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8">
            <text:p>МНП-0000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29">
            <text:p>МНП-0000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0">
            <text:p>МНП-0000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1">
            <text:p>МНП-0000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2">
            <text:p>МНП-00003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3">
            <text:p>МНП-00003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4">
            <text:p>МНП-0000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5">
            <text:p>МНП-00003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6">
            <text:p>МНП-0000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7">
            <text:p>МНП-00003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8">
            <text:p>МНП-00003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39">
            <text:p>МНП-00003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0">
            <text:p>МНП-00004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1">
            <text:p>МНП-00004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2">
            <text:p>МНП-0000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3">
            <text:p>МНП-0000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4">
            <text:p>МНП-0000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5">
            <text:p>МНП-0000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6">
            <text:p>МНП-0000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7">
            <text:p>МНП-00004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8">
            <text:p>МНП-0000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49">
            <text:p>МНП-00004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0">
            <text:p>МНП-0000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1">
            <text:p>МНП-00005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2">
            <text:p>МНП-00005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3">
            <text:p>МНП-0000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4">
            <text:p>МНП-0000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5">
            <text:p>МНП-0000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6">
            <text:p>МНП-0000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7">
            <text:p>МНП-0000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8">
            <text:p>МНП-0000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59">
            <text:p>МНП-0000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0">
            <text:p>МНП-0000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1">
            <text:p>МНП-00006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2">
            <text:p>МНП-00006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3">
            <text:p>МНП-00006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4">
            <text:p>МНП-0000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5">
            <text:p>МНП-0000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6">
            <text:p>МНП-00006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7">
            <text:p>МНП-0000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8">
            <text:p>МНП-00006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69">
            <text:p>МНП-0000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0">
            <text:p>МНП-0000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1">
            <text:p>МНП-0000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2">
            <text:p>МНП-0000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3">
            <text:p>МНП-0000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4">
            <text:p>МНП-00007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5">
            <text:p>МНП-0000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6">
            <text:p>МНП-000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7">
            <text:p>МНП-00007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8">
            <text:p>МНП-00007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79">
            <text:p>МНП-00007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0">
            <text:p>МНП-00008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1">
            <text:p>МНП-00008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2">
            <text:p>МНП-00008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3">
            <text:p>МНП-00008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4">
            <text:p>МНП-0000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5">
            <text:p>МНП-0000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6">
            <text:p>МНП-0000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7">
            <text:p>МНП-00008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8">
            <text:p>МНП-00008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89">
            <text:p>МНП-00008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0">
            <text:p>МНП-00009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1">
            <text:p>МНП-00009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2">
            <text:p>МНП-0000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3">
            <text:p>МНП-0000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4">
            <text:p>МНП-0000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5">
            <text:p>МНП-00009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6">
            <text:p>МНП-00009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7">
            <text:p>МНП-0000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8">
            <text:p>МНП-0000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099">
            <text:p>МНП-0000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0">
            <text:p>МНП-0001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1">
            <text:p>МНП-0001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2">
            <text:p>МНП-0001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3">
            <text:p>МНП-00010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4">
            <text:p>МНП-0001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5">
            <text:p>МНП-0001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6">
            <text:p>МНП-0001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7">
            <text:p>МНП-00010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8">
            <text:p>МНП-0001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09">
            <text:p>МНП-00010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0">
            <text:p>МНП-0001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1">
            <text:p>МНП-0001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2">
            <text:p>МНП-00011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3">
            <text:p>МНП-0001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4">
            <text:p>МНП-0001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5">
            <text:p>МНП-0001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6">
            <text:p>МНП-0001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7">
            <text:p>МНП-0001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8">
            <text:p>МНП-0001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19">
            <text:p>МНП-0001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0">
            <text:p>МНП-0001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1">
            <text:p>МНП-0001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2">
            <text:p>МНП-0001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3">
            <text:p>МНП-00012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4">
            <text:p>МНП-0001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5">
            <text:p>МНП-0001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6">
            <text:p>МНП-0001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7">
            <text:p>МНП-00012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8">
            <text:p>МНП-0001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29">
            <text:p>МНП-0001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0">
            <text:p>МНП-0001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1">
            <text:p>МНП-0001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2">
            <text:p>МНП-00013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3">
            <text:p>МНП-00013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4">
            <text:p>МНП-0001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5">
            <text:p>МНП-00013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6">
            <text:p>МНП-0001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7">
            <text:p>МНП-00013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8">
            <text:p>МНП-00013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39">
            <text:p>МНП-00013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0">
            <text:p>МНП-00014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1">
            <text:p>МНП-00014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2">
            <text:p>МНП-0001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3">
            <text:p>МНП-0001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4">
            <text:p>МНП-0001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5">
            <text:p>МНП-0001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6">
            <text:p>МНП-0001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7">
            <text:p>МНП-00014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8">
            <text:p>МНП-0001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49">
            <text:p>МНП-00014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0">
            <text:p>МНП-0001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1">
            <text:p>МНП-00015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2">
            <text:p>МНП-00015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3">
            <text:p>МНП-0001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4">
            <text:p>МНП-0001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5">
            <text:p>МНП-0001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6">
            <text:p>МНП-0001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7">
            <text:p>МНП-0001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8">
            <text:p>МНП-0001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59">
            <text:p>МНП-0001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0">
            <text:p>МНП-0001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1">
            <text:p>МНП-00016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2">
            <text:p>МНП-00016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3">
            <text:p>МНП-00016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4">
            <text:p>МНП-0001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5">
            <text:p>МНП-0001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6">
            <text:p>МНП-00016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7">
            <text:p>МНП-0001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8">
            <text:p>МНП-00016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69">
            <text:p>МНП-0001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0">
            <text:p>МНП-0001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1">
            <text:p>МНП-0001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2">
            <text:p>МНП-0001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3">
            <text:p>МНП-0001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4">
            <text:p>МНП-00017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5">
            <text:p>МНП-0001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6">
            <text:p>МНП-0001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7">
            <text:p>МНП-00017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8">
            <text:p>МНП-00017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79">
            <text:p>МНП-00017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0">
            <text:p>МНП-00018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1">
            <text:p>МНП-00018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2">
            <text:p>МНП-00018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3">
            <text:p>МНП-00018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4">
            <text:p>МНП-0001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5">
            <text:p>МНП-0001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6">
            <text:p>МНП-0001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7">
            <text:p>МНП-00018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8">
            <text:p>МНП-00018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89">
            <text:p>МНП-00018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0">
            <text:p>МНП-00019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1">
            <text:p>МНП-00019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2">
            <text:p>МНП-0001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3">
            <text:p>МНП-0001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4">
            <text:p>МНП-0001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5">
            <text:p>МНП-00019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6">
            <text:p>МНП-00019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7">
            <text:p>МНП-0001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8">
            <text:p>МНП-000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199">
            <text:p>МНП-0001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0">
            <text:p>МНП-0002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1">
            <text:p>МНП-0002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2">
            <text:p>МНП-0002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3">
            <text:p>МНП-00020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4">
            <text:p>МНП-0002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5">
            <text:p>МНП-0002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6">
            <text:p>МНП-0002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7">
            <text:p>МНП-00020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8">
            <text:p>МНП-0002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09">
            <text:p>МНП-00020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0">
            <text:p>МНП-0002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1">
            <text:p>МНП-0002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2">
            <text:p>МНП-00021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3">
            <text:p>МНП-0002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4">
            <text:p>МНП-0002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5">
            <text:p>МНП-0002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6">
            <text:p>МНП-0002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7">
            <text:p>МНП-0002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8">
            <text:p>МНП-0002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19">
            <text:p>МНП-0002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0">
            <text:p>МНП-0002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1">
            <text:p>МНП-0002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2">
            <text:p>МНП-0002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3">
            <text:p>МНП-00022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4">
            <text:p>МНП-0002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5">
            <text:p>МНП-0002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6">
            <text:p>МНП-0002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7">
            <text:p>МНП-00022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8">
            <text:p>МНП-0002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29">
            <text:p>МНП-0002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0">
            <text:p>МНП-0002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1">
            <text:p>МНП-0002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2">
            <text:p>МНП-00023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3">
            <text:p>МНП-00023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4">
            <text:p>МНП-0002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5">
            <text:p>МНП-00023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6">
            <text:p>МНП-0002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7">
            <text:p>МНП-00023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8">
            <text:p>МНП-00023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39">
            <text:p>МНП-00023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0">
            <text:p>МНП-00024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1">
            <text:p>МНП-00024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2">
            <text:p>МНП-0002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3">
            <text:p>МНП-0002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4">
            <text:p>МНП-0002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5">
            <text:p>МНП-0002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6">
            <text:p>МНП-0002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7">
            <text:p>МНП-00024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8">
            <text:p>МНП-0002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49">
            <text:p>МНП-00024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0">
            <text:p>МНП-0002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1">
            <text:p>МНП-00025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2">
            <text:p>МНП-00025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3">
            <text:p>МНП-0002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4">
            <text:p>МНП-0002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5">
            <text:p>МНП-0002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6">
            <text:p>МНП-0002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7">
            <text:p>МНП-0002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8">
            <text:p>МНП-0002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59">
            <text:p>МНП-0002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0">
            <text:p>МНП-0002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1">
            <text:p>МНП-00026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2">
            <text:p>МНП-00026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3">
            <text:p>МНП-00026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4">
            <text:p>МНП-0002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5">
            <text:p>МНП-0002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6">
            <text:p>МНП-00026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7">
            <text:p>МНП-0002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8">
            <text:p>МНП-00026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69">
            <text:p>МНП-0002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0">
            <text:p>МНП-0002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1">
            <text:p>МНП-0002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2">
            <text:p>МНП-0002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3">
            <text:p>МНП-0002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4">
            <text:p>МНП-00027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5">
            <text:p>МНП-0002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6">
            <text:p>МНП-0002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7">
            <text:p>МНП-00027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8">
            <text:p>МНП-00027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79">
            <text:p>МНП-00027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0">
            <text:p>МНП-00028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1">
            <text:p>МНП-00028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2">
            <text:p>МНП-00028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3">
            <text:p>МНП-00028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4">
            <text:p>МНП-0002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5">
            <text:p>МНП-0002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6">
            <text:p>МНП-00028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7">
            <text:p>МНП-00028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8">
            <text:p>МНП-00028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89">
            <text:p>МНП-00028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0">
            <text:p>МНП-00029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1">
            <text:p>МНП-00029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2">
            <text:p>МНП-0002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3">
            <text:p>МНП-00029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4">
            <text:p>МНП-0002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5">
            <text:p>МНП-00029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6">
            <text:p>МНП-00029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7">
            <text:p>МНП-0002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8">
            <text:p>МНП-0002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299">
            <text:p>МНП-00029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0">
            <text:p>МНП-0003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1">
            <text:p>МНП-0003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2">
            <text:p>МНП-0003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3">
            <text:p>МНП-00030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4">
            <text:p>МНП-00030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5">
            <text:p>МНП-0003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6">
            <text:p>МНП-00030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7">
            <text:p>МНП-00030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8">
            <text:p>МНП-00030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09">
            <text:p>МНП-00030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0">
            <text:p>МНП-0003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1">
            <text:p>МНП-0003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2">
            <text:p>МНП-00031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3">
            <text:p>МНП-0003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4">
            <text:p>МНП-0003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5">
            <text:p>МНП-0003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6">
            <text:p>МНП-00031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7">
            <text:p>МНП-00031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8">
            <text:p>МНП-0003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19">
            <text:p>МНП-0003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0">
            <text:p>МНП-0003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1">
            <text:p>МНП-0003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2">
            <text:p>МНП-0003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3">
            <text:p>МНП-00032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4">
            <text:p>МНП-0003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5">
            <text:p>МНП-0003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6">
            <text:p>МНП-00032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7">
            <text:p>МНП-00032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8">
            <text:p>МНП-0003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29">
            <text:p>МНП-00032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0">
            <text:p>МНП-00033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1">
            <text:p>МНП-0003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2">
            <text:p>МНП-00033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3">
            <text:p>МНП-00033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4">
            <text:p>МНП-00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5">
            <text:p>МНП-00033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6">
            <text:p>МНП-00033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7">
            <text:p>МНП-00033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8">
            <text:p>МНП-00033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39">
            <text:p>МНП-00033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0">
            <text:p>МНП-00034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1">
            <text:p>МНП-00034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2">
            <text:p>МНП-0003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3">
            <text:p>МНП-00034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4">
            <text:p>МНП-00034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5">
            <text:p>МНП-00034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6">
            <text:p>МНП-0003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7">
            <text:p>МНП-00034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8">
            <text:p>МНП-00034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49">
            <text:p>МНП-00034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0">
            <text:p>МНП-00035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1">
            <text:p>МНП-00035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2">
            <text:p>МНП-00035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3">
            <text:p>МНП-0003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4">
            <text:p>МНП-00035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5">
            <text:p>МНП-0003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6">
            <text:p>МНП-00035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7">
            <text:p>МНП-00035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8">
            <text:p>МНП-0003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59">
            <text:p>МНП-00035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0">
            <text:p>МНП-00036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1">
            <text:p>МНП-00036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2">
            <text:p>МНП-00036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3">
            <text:p>МНП-00036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4">
            <text:p>МНП-0003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5">
            <text:p>МНП-0003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6">
            <text:p>МНП-00036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7">
            <text:p>МНП-00036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8">
            <text:p>МНП-00036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69">
            <text:p>МНП-00036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0">
            <text:p>МНП-0003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1">
            <text:p>МНП-0003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2">
            <text:p>МНП-0003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3">
            <text:p>МНП-0003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4">
            <text:p>МНП-00037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5">
            <text:p>МНП-0003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6">
            <text:p>МНП-0003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office:value="МНП-000377">
            <text:p>МНП-000377</text:p>
          </table:table-cell>
          <table:table-cell table:number-columns-repeated="3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8T12:17:34.592000000</meta:creation-date>
    <dc:date>2023-10-28T12:51:34.606000000</dc:date>
    <meta:editing-duration>PT33M58S</meta:editing-duration>
    <meta:editing-cycles>8</meta:editing-cycles>
    <meta:generator>LibreOffice/7.6.2.1$Windows_x86 LibreOffice_project/56f7684011345957bbf33a7ee678afaf4d2ba333</meta:generator>
    <meta:document-statistic meta:table-count="1" meta:cell-count="6" meta:object-count="0"/>
  </office:meta>
</office:document-meta>
</file>